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junctionSum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junctionSum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junctionSumScorer.skipTo( int targ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sjunctionSumScorer.DisjunctionSumScorer( List subSco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SumScorer.initScorerDocQue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sjunctionSumScorer.nr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isjunctionSumScorer.explain( i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isjunctionSum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junctionSumScorer.score( HitCollector hc , int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junctionSumScorer.score( HitCollector h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junctionSumScorer.advanceAfterCurre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isjunctionSumScorer.DisjunctionSumScorer( List subScorers , int minimumNrMatch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